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715" officeooo:paragraph-rsid="00143715"/>
    </style:style>
    <style:style style:name="P2" style:family="paragraph" style:parent-style-name="Standard">
      <style:text-properties officeooo:rsid="00156f83" officeooo:paragraph-rsid="00156f83"/>
    </style:style>
    <style:style style:name="P3" style:family="paragraph" style:parent-style-name="Standard">
      <style:text-properties officeooo:rsid="00192045" officeooo:paragraph-rsid="00192045"/>
    </style:style>
    <style:style style:name="P4" style:family="paragraph" style:parent-style-name="Standard">
      <style:text-properties officeooo:rsid="001a18df" officeooo:paragraph-rsid="001a18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88e3"/>
    </style:style>
    <style:style style:name="T3" style:family="text">
      <style:text-properties officeooo:rsid="0017280a"/>
    </style:style>
    <style:style style:name="T4" style:family="text">
      <style:text-properties officeooo:rsid="001ab36d"/>
    </style:style>
    <style:style style:name="T5" style:family="text">
      <style:text-properties officeooo:rsid="001c1638"/>
    </style:style>
    <style:style style:name="T6" style:family="text">
      <style:text-properties officeooo:rsid="001d241f"/>
    </style:style>
    <style:style style:name="T7" style:family="text">
      <style:text-properties officeooo:rsid="001e1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ile with cproc:</text:p>
      <text:p text:style-name="P3">cproc vulnerable_program.c -o vulnerable_program_cproc</text:p>
      <text:p text:style-name="P1"/>
      <text:p text:style-name="P1">Get address of secret_function():</text:p>
      <text:p text:style-name="P1">readelf -s vulnerable_program_cproc | grep secret_function</text:p>
      <text:p text:style-name="P1">15: <text:span text:style-name="T1">000000000040131e</text:span> <text:s text:c="3"/>23 FUNC <text:s text:c="3"/>GLOBAL DEFAULT <text:s text:c="2"/>14 secret_function</text:p>
      <text:p text:style-name="P1"/>
      <text:p text:style-name="P2">Generate exploit:</text:p>
      <text:p text:style-name="P4">First, add secret_function address to exploit.py</text:p>
      <text:p text:style-name="P2">python exploit.py</text:p>
      <text:p text:style-name="P2"/>
      <text:p text:style-name="P2">Run vulnerable program with exploit:</text:p>
      <text:p text:style-name="P1">./<text:span text:style-name="T2">vulnerable_program_cproc &lt; payload.</text:span><text:span text:style-name="T3">bin</text:span></text:p>
      <text:p text:style-name="P1"/>
      <text:p text:style-name="P4">Exploit cannot be reused because of function <text:span text:style-name="T5">permutation </text:span><text:span text:style-name="T6">(i.e. secret_function address must be </text:span><text:span text:style-name="T7">reanalyzed</text:span><text:span text:style-name="T6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2:01:42.915407221</meta:creation-date>
    <meta:generator>LibreOffice/7.6.7.2$Linux_X86_64 LibreOffice_project/60$Build-2</meta:generator>
    <dc:date>2024-07-26T04:44:23.508933183</dc:date>
    <meta:editing-duration>PT2H42M37S</meta:editing-duration>
    <meta:editing-cycles>10</meta:editing-cycles>
    <meta:document-statistic meta:table-count="0" meta:image-count="0" meta:object-count="0" meta:page-count="1" meta:paragraph-count="11" meta:word-count="57" meta:character-count="498" meta:non-whitespace-character-count="444"/>
  </office:meta>
</office:document-meta>
</file>